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Heading" style:data-style-name="N37">
      <style:table-cell-properties style:vertical-align="automatic" fo:background-color="transparent" style:repeat-content="false"/>
      <style:paragraph-properties fo:text-align="start" fo:margin-left="0cm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0">
      <style:table-cell-properties fo:background-color="#00CCFF" style:cell-protect="none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5" style:family="table-cell" style:parent-style-name="Default" style:data-style-name="N38"/>
    <style:style style:name="ce6" style:family="table-cell" style:parent-style-name="Default" style:data-style-name="N37">
      <style:table-cell-properties fo:background-color="#00CCFF" style:cell-protect="none"/>
    </style:style>
    <style:style style:name="ce7" style:family="table-cell" style:parent-style-name="Default" style:data-style-name="N37">
      <style:table-cell-properties style:cell-protect="none"/>
    </style:style>
    <style:style style:name="ce8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38">
      <style:text-properties fo:font-size="16pt" style:font-size-asian="16pt" style:font-size-complex="16pt" fo:font-weight="bold" style:font-weight-asian="bold" style:font-weight-complex="bold"/>
    </style:style>
    <style:style style:name="ce10" style:family="table-cell" style:parent-style-name="Default" style:data-style-name="N36">
      <style:text-properties fo:font-size="16pt" style:font-size-asian="16pt" style:font-size-complex="16pt" fo:font-weight="bold" style:font-weight-asian="bold" style:font-weight-complex="bold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o1" style:family="table-column">
      <style:table-column-properties fo:break-before="auto" style:column-width="4.40972222222222cm"/>
    </style:style>
    <style:style style:name="co2" style:family="table-column">
      <style:table-column-properties fo:break-before="auto" style:column-width="2.82222222222222cm"/>
    </style:style>
    <style:style style:name="co3" style:family="table-column">
      <style:table-column-properties fo:break-before="auto" style:column-width="1.67569444444444cm"/>
    </style:style>
    <style:style style:name="co4" style:family="table-column">
      <style:table-column-properties fo:break-before="auto" style:column-width="2.25777777777778cm"/>
    </style:style>
    <style:style style:name="co5" style:family="table-column">
      <style:table-column-properties fo:break-before="auto" style:column-width="2.36361111111111cm"/>
    </style:style>
    <style:style style:name="ro1" style:family="table-row">
      <style:table-row-properties style:row-height="20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Zeitabrechnung" table:style-name="ta1" table:protected="true">
        <table:table-column table:style-name="co1" table:default-cell-style-name="ce5"/>
        <table:table-column table:style-name="co2" table:number-columns-repeated="3" table:default-cell-style-name="ce3"/>
        <table:table-column table:style-name="co3" table:default-cell-style-name="ce1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Zeitabrechnung SoPra Entwickler-Team</text:p>
          </table:table-cell>
          <table:table-cell table:style-name="ce1"/>
          <table:table-cell table:number-columns-repeated="2" table:style-name="ce3"/>
          <table:table-cell office:value-type="string" table:style-name="ce1">
            <text:p>Nummer:</text:p>
          </table:table-cell>
          <table:table-cell office:value-type="float" office:value="23" table:style-name="ce4">
            <text:p>23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table:style-name="ce6">
            <text:p>Arton Kastrati</text:p>
          </table:table-cell>
          <table:table-cell office:value-type="string" table:style-name="ce6">
            <text:p>Baran Demir</text:p>
          </table:table-cell>
          <table:table-cell office:value-type="string" table:style-name="ce6">
            <text:p>Samuel Gigliotti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atum</text:p>
          </table:table-cell>
          <table:table-cell office:value-type="string" table:style-name="ce3">
            <text:p>Entwickler 1</text:p>
          </table:table-cell>
          <table:table-cell office:value-type="string" table:style-name="ce3">
            <text:p>Entwickler 2</text:p>
          </table:table-cell>
          <table:table-cell office:value-type="string" table:style-name="ce3">
            <text:p>Entwickler 3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15T00:00:00" table:style-name="ce5">
            <text:p>Montag, 2018-10-15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16T00:00:00" table:style-name="ce5">
            <text:p>Dienstag, 2018-10-1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17T00:00:00" table:style-name="ce5">
            <text:p>Mittwoch, 2018-10-17</text:p>
          </table:table-cell>
          <table:table-cell office:value-type="time" office:time-value="PT2H30M0S" table:style-name="ce7">
            <text:p>02:3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2H0M0S" table:style-name="ce7">
            <text:p>02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18T00:00:00" table:style-name="ce5">
            <text:p>Donnerstag, 2018-10-1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19T00:00:00" table:style-name="ce5">
            <text:p>Freitag, 2018-10-19</text:p>
          </table:table-cell>
          <table:table-cell office:value-type="time" office:time-value="PT1H0M0S" table:style-name="ce7">
            <text:p>01:00</text:p>
          </table:table-cell>
          <table:table-cell table:number-columns-repeated="2" table:style-name="ce7"/>
          <table:table-cell table:number-columns-repeated="16380" table:style-name="ce1"/>
        </table:table-row>
        <table:table-row table:style-name="ro2">
          <table:table-cell office:value-type="date" office:date-value="2018-10-20T00:00:00" table:style-name="ce5">
            <text:p>Samstag, 2018-10-20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21T00:00:00" table:style-name="ce5">
            <text:p>Sonntag, 2018-10-21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22T00:00:00" table:style-name="ce5">
            <text:p>Montag, 2018-10-22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2H30M0S" table:style-name="ce7">
            <text:p>02:3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23T00:00:00" table:style-name="ce5">
            <text:p>Dienstag, 2018-10-23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24T00:00:00" table:style-name="ce5">
            <text:p>Mittwoch, 2018-10-24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2H30M0S" table:style-name="ce7">
            <text:p>02:30</text:p>
          </table:table-cell>
          <table:table-cell office:value-type="time" office:time-value="PT2H45M0S" table:style-name="ce7">
            <text:p>02:45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25T00:00:00" table:style-name="ce5">
            <text:p>Donnerstag, 2018-10-25</text:p>
          </table:table-cell>
          <table:table-cell office:value-type="time" office:time-value="PT1H45M0S" table:style-name="ce7">
            <text:p>01:45</text:p>
          </table:table-cell>
          <table:table-cell office:value-type="time" office:time-value="PT1H45M0S" table:style-name="ce7">
            <text:p>01:45</text:p>
          </table:table-cell>
          <table:table-cell office:value-type="time" office:time-value="PT2H15M0S" table:style-name="ce7">
            <text:p>02:15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26T00:00:00" table:style-name="ce5">
            <text:p>Freitag, 2018-10-26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2H15M0S" table:style-name="ce7">
            <text:p>02:15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8-10-27T00:00:00" table:style-name="ce5">
            <text:p>Samstag, 2018-10-2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10-28T00:00:00" table:style-name="ce5">
            <text:p>Sonntag, 2018-10-28</text:p>
          </table:table-cell>
          <table:table-cell office:value-type="time" office:time-value="PT0H30M0S" table:style-name="ce7">
            <text:p>00:30</text:p>
          </table:table-cell>
          <table:table-cell table:number-columns-repeated="2" table:style-name="ce7"/>
          <table:table-cell table:number-columns-repeated="16380"/>
        </table:table-row>
        <table:table-row table:style-name="ro2">
          <table:table-cell office:value-type="date" office:date-value="2018-10-29T00:00:00" table:style-name="ce5">
            <text:p>Montag, 2018-10-29</text:p>
          </table:table-cell>
          <table:table-cell office:value-type="time" office:time-value="PT0H30M0S" table:style-name="ce7">
            <text:p>00:30</text:p>
          </table:table-cell>
          <table:table-cell office:value-type="time" office:time-value="PT1H0M0S" table:style-name="ce7">
            <text:p>01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8-10-30T00:00:00" table:style-name="ce5">
            <text:p>Dienstag, 2018-10-30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8-10-31T00:00:00" table:style-name="ce5">
            <text:p>Mittwoch, 2018-10-31</text:p>
          </table:table-cell>
          <table:table-cell office:value-type="time" office:time-value="PT1H30M0S" table:style-name="ce7">
            <text:p>01:30</text:p>
          </table:table-cell>
          <table:table-cell table:style-name="ce7"/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8-11-01T00:00:00" table:style-name="ce5">
            <text:p>Donnerstag, 2018-11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02T00:00:00" table:style-name="ce5">
            <text:p>Freitag, 2018-11-02</text:p>
          </table:table-cell>
          <table:table-cell office:value-type="time" office:time-value="PT1H15M0S" table:style-name="ce7">
            <text:p>01:15</text:p>
          </table:table-cell>
          <table:table-cell table:style-name="ce7"/>
          <table:table-cell office:value-type="time" office:time-value="PT1H30M0S" table:style-name="ce7">
            <text:p>01:30</text:p>
          </table:table-cell>
          <table:table-cell table:number-columns-repeated="16380"/>
        </table:table-row>
        <table:table-row table:style-name="ro2">
          <table:table-cell office:value-type="date" office:date-value="2018-11-03T00:00:00" table:style-name="ce5">
            <text:p>Samstag, 2018-11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04T00:00:00" table:style-name="ce5">
            <text:p>Sonntag, 2018-11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05T00:00:00" table:style-name="ce5">
            <text:p>Montag, 2018-11-05</text:p>
          </table:table-cell>
          <table:table-cell table:style-name="ce7"/>
          <table:table-cell office:value-type="time" office:time-value="PT1H30M0S" table:style-name="ce7">
            <text:p>01:30</text:p>
          </table:table-cell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8-11-06T00:00:00" table:style-name="ce5">
            <text:p>Dienstag, 2018-11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07T00:00:00" table:style-name="ce5">
            <text:p>Mittwoch, 2018-11-07</text:p>
          </table:table-cell>
          <table:table-cell office:value-type="time" office:time-value="PT0H30M0S" table:style-name="ce7">
            <text:p>00:30</text:p>
          </table:table-cell>
          <table:table-cell table:number-columns-repeated="2" table:style-name="ce7"/>
          <table:table-cell table:number-columns-repeated="16380"/>
        </table:table-row>
        <table:table-row table:style-name="ro2">
          <table:table-cell office:value-type="date" office:date-value="2018-11-08T00:00:00" table:style-name="ce5">
            <text:p>Donnerstag, 2018-11-08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8-11-09T00:00:00" table:style-name="ce5">
            <text:p>Freitag, 2018-11-09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1H30M0S" table:style-name="ce7">
            <text:p>01:3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8-11-10T00:00:00" table:style-name="ce5">
            <text:p>Samstag, 2018-11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1T00:00:00" table:style-name="ce5">
            <text:p>Sonntag, 2018-11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2T00:00:00" table:style-name="ce5">
            <text:p>Montag, 2018-11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3T00:00:00" table:style-name="ce5">
            <text:p>Dienstag, 2018-11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4T00:00:00" table:style-name="ce5">
            <text:p>Mittwoch, 2018-11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5T00:00:00" table:style-name="ce5">
            <text:p>Donnerstag, 2018-11-15</text:p>
          </table:table-cell>
          <table:table-cell table:style-name="ce7"/>
          <table:table-cell office:value-type="time" office:time-value="PT1H30M0S" table:style-name="ce7">
            <text:p>01:3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8-11-16T00:00:00" table:style-name="ce5">
            <text:p>Freitag, 2018-11-16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0H30M0S" table:style-name="ce7">
            <text:p>00:3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8-11-17T00:00:00" table:style-name="ce5">
            <text:p>Samstag, 2018-11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8T00:00:00" table:style-name="ce5">
            <text:p>Sonntag, 2018-11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19T00:00:00" table:style-name="ce5">
            <text:p>Montag, 2018-11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0T00:00:00" table:style-name="ce5">
            <text:p>Dienstag, 2018-11-20</text:p>
          </table:table-cell>
          <table:table-cell office:value-type="time" office:time-value="PT3H0M0S" table:style-name="ce7">
            <text:p>03:00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8-11-21T00:00:00" table:style-name="ce5">
            <text:p>Mittwoch, 2018-11-21</text:p>
          </table:table-cell>
          <table:table-cell office:value-type="time" office:time-value="PT0H30M0S" table:style-name="ce7">
            <text:p>00:30</text:p>
          </table:table-cell>
          <table:table-cell office:value-type="time" office:time-value="PT2H30M0S" table:style-name="ce7">
            <text:p>02:30</text:p>
          </table:table-cell>
          <table:table-cell office:value-type="time" office:time-value="PT1H30M0S" table:style-name="ce7">
            <text:p>01:30</text:p>
          </table:table-cell>
          <table:table-cell table:number-columns-repeated="16380"/>
        </table:table-row>
        <table:table-row table:style-name="ro2">
          <table:table-cell office:value-type="date" office:date-value="2018-11-22T00:00:00" table:style-name="ce5">
            <text:p>Donnerstag, 2018-11-22</text:p>
          </table:table-cell>
          <table:table-cell table:style-name="ce7"/>
          <table:table-cell office:value-type="time" office:time-value="PT2H30M0S" table:style-name="ce7">
            <text:p>02:3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8-11-23T00:00:00" table:style-name="ce5">
            <text:p>Freitag, 2018-11-23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8-11-24T00:00:00" table:style-name="ce5">
            <text:p>Samstag, 2018-11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5T00:00:00" table:style-name="ce5">
            <text:p>Sonntag, 2018-11-25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8-11-26T00:00:00" table:style-name="ce5">
            <text:p>Montag, 2018-11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7T00:00:00" table:style-name="ce5">
            <text:p>Dienstag, 2018-11-27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table:number-columns-repeated="16380"/>
        </table:table-row>
        <table:table-row table:style-name="ro2">
          <table:table-cell office:value-type="date" office:date-value="2018-11-28T00:00:00" table:style-name="ce5">
            <text:p>Mittwoch, 2018-11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1-29T00:00:00" table:style-name="ce5">
            <text:p>Donnerstag, 2018-11-29</text:p>
          </table:table-cell>
          <table:table-cell office:value-type="time" office:time-value="PT2H30M0S" table:style-name="ce7">
            <text:p>02:30</text:p>
          </table:table-cell>
          <table:table-cell table:number-columns-repeated="2" table:style-name="ce7"/>
          <table:table-cell table:number-columns-repeated="16380"/>
        </table:table-row>
        <table:table-row table:style-name="ro2">
          <table:table-cell office:value-type="date" office:date-value="2018-11-30T00:00:00" table:style-name="ce5">
            <text:p>Freitag, 2018-11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1T00:00:00" table:style-name="ce5">
            <text:p>Samstag, 2018-12-01</text:p>
          </table:table-cell>
          <table:table-cell office:value-type="time" office:time-value="PT4H45M0S" table:style-name="ce7">
            <text:p>04:45</text:p>
          </table:table-cell>
          <table:table-cell office:value-type="time" office:time-value="PT5H0M0S" table:style-name="ce7">
            <text:p>05:00</text:p>
          </table:table-cell>
          <table:table-cell office:value-type="time" office:time-value="PT5H0M0S" table:style-name="ce7">
            <text:p>05:00</text:p>
          </table:table-cell>
          <table:table-cell table:number-columns-repeated="16380"/>
        </table:table-row>
        <table:table-row table:style-name="ro2">
          <table:table-cell office:value-type="date" office:date-value="2018-12-02T00:00:00" table:style-name="ce5">
            <text:p>Sonntag, 2018-12-02</text:p>
          </table:table-cell>
          <table:table-cell office:value-type="time" office:time-value="PT4H0M0S" table:style-name="ce7">
            <text:p>04:00</text:p>
          </table:table-cell>
          <table:table-cell office:value-type="time" office:time-value="PT3H45M0S" table:style-name="ce7">
            <text:p>03:45</text:p>
          </table:table-cell>
          <table:table-cell office:value-type="time" office:time-value="PT3H30M0S" table:style-name="ce7">
            <text:p>03:30</text:p>
          </table:table-cell>
          <table:table-cell table:number-columns-repeated="16380"/>
        </table:table-row>
        <table:table-row table:style-name="ro2">
          <table:table-cell office:value-type="date" office:date-value="2018-12-03T00:00:00" table:style-name="ce5">
            <text:p>Montag, 2018-12-03</text:p>
          </table:table-cell>
          <table:table-cell office:value-type="time" office:time-value="PT3H30M0S" table:style-name="ce7">
            <text:p>03:30</text:p>
          </table:table-cell>
          <table:table-cell office:value-type="time" office:time-value="PT4H0M0S" table:style-name="ce7">
            <text:p>04:00</text:p>
          </table:table-cell>
          <table:table-cell office:value-type="time" office:time-value="PT4H30M0S" table:style-name="ce7">
            <text:p>04:30</text:p>
          </table:table-cell>
          <table:table-cell table:number-columns-repeated="16380"/>
        </table:table-row>
        <table:table-row table:style-name="ro2">
          <table:table-cell office:value-type="date" office:date-value="2018-12-04T00:00:00" table:style-name="ce5">
            <text:p>Dienstag, 2018-12-04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5H0M0S" table:style-name="ce7">
            <text:p>05:00</text:p>
          </table:table-cell>
          <table:table-cell office:value-type="time" office:time-value="PT6H0M0S" table:style-name="ce7">
            <text:p>06:00</text:p>
          </table:table-cell>
          <table:table-cell table:number-columns-repeated="16380"/>
        </table:table-row>
        <table:table-row table:style-name="ro2">
          <table:table-cell office:value-type="date" office:date-value="2018-12-05T00:00:00" table:style-name="ce5">
            <text:p>Mittwoch, 2018-12-05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table:number-columns-repeated="16380"/>
        </table:table-row>
        <table:table-row table:style-name="ro2">
          <table:table-cell office:value-type="date" office:date-value="2018-12-06T00:00:00" table:style-name="ce5">
            <text:p>Donnerstag, 2018-12-06</text:p>
          </table:table-cell>
          <table:table-cell office:value-type="time" office:time-value="PT9H0M0S" table:style-name="ce7">
            <text:p>09:00</text:p>
          </table:table-cell>
          <table:table-cell office:value-type="time" office:time-value="PT8H30M0S" table:style-name="ce7">
            <text:p>08:30</text:p>
          </table:table-cell>
          <table:table-cell office:value-type="time" office:time-value="PT8H0M0S" table:style-name="ce7">
            <text:p>08:00</text:p>
          </table:table-cell>
          <table:table-cell table:number-columns-repeated="16380"/>
        </table:table-row>
        <table:table-row table:style-name="ro2">
          <table:table-cell office:value-type="date" office:date-value="2018-12-07T00:00:00" table:style-name="ce5">
            <text:p>Freitag, 2018-12-07</text:p>
          </table:table-cell>
          <table:table-cell office:value-type="time" office:time-value="PT3H30M0S" table:style-name="ce7">
            <text:p>03:30</text:p>
          </table:table-cell>
          <table:table-cell office:value-type="time" office:time-value="PT3H30M0S" table:style-name="ce7">
            <text:p>03:30</text:p>
          </table:table-cell>
          <table:table-cell office:value-type="time" office:time-value="PT3H30M0S" table:style-name="ce7">
            <text:p>03:30</text:p>
          </table:table-cell>
          <table:table-cell table:number-columns-repeated="16380"/>
        </table:table-row>
        <table:table-row table:style-name="ro2">
          <table:table-cell office:value-type="date" office:date-value="2018-12-08T00:00:00" table:style-name="ce5">
            <text:p>Samstag, 2018-12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09T00:00:00" table:style-name="ce5">
            <text:p>Sonntag, 2018-12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0T00:00:00" table:style-name="ce5">
            <text:p>Montag, 2018-12-10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table:number-columns-repeated="16380"/>
        </table:table-row>
        <table:table-row table:style-name="ro2">
          <table:table-cell office:value-type="date" office:date-value="2018-12-11T00:00:00" table:style-name="ce5">
            <text:p>Dienstag, 2018-12-11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table:number-columns-repeated="16380"/>
        </table:table-row>
        <table:table-row table:style-name="ro2">
          <table:table-cell office:value-type="date" office:date-value="2018-12-12T00:00:00" table:style-name="ce5">
            <text:p>Mittwoch, 2018-12-12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table:number-columns-repeated="16380"/>
        </table:table-row>
        <table:table-row table:style-name="ro2">
          <table:table-cell office:value-type="date" office:date-value="2018-12-13T00:00:00" table:style-name="ce5">
            <text:p>Donnerstag, 2018-12-13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table:number-columns-repeated="16380"/>
        </table:table-row>
        <table:table-row table:style-name="ro2">
          <table:table-cell office:value-type="date" office:date-value="2018-12-14T00:00:00" table:style-name="ce5">
            <text:p>Freitag, 2018-12-14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table:number-columns-repeated="16380"/>
        </table:table-row>
        <table:table-row table:style-name="ro2">
          <table:table-cell office:value-type="date" office:date-value="2018-12-15T00:00:00" table:style-name="ce5">
            <text:p>Samstag, 2018-12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6T00:00:00" table:style-name="ce5">
            <text:p>Sonntag, 2018-12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17T00:00:00" table:style-name="ce5">
            <text:p>Montag, 2018-12-17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table:number-columns-repeated="16380"/>
        </table:table-row>
        <table:table-row table:style-name="ro2">
          <table:table-cell office:value-type="date" office:date-value="2018-12-18T00:00:00" table:style-name="ce5">
            <text:p>Dienstag, 2018-12-18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table:number-columns-repeated="16380"/>
        </table:table-row>
        <table:table-row table:style-name="ro2">
          <table:table-cell office:value-type="date" office:date-value="2018-12-19T00:00:00" table:style-name="ce5">
            <text:p>Mittwoch, 2018-12-19</text:p>
          </table:table-cell>
          <table:table-cell table:style-name="ce7"/>
          <table:table-cell office:value-type="time" office:time-value="PT7H0M0S" table:style-name="ce7">
            <text:p>07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8-12-20T00:00:00" table:style-name="ce5">
            <text:p>Donnerstag, 2018-12-20</text:p>
          </table:table-cell>
          <table:table-cell office:value-type="time" office:time-value="PT7H0M0S" table:style-name="ce7">
            <text:p>07:00</text:p>
          </table:table-cell>
          <table:table-cell table:style-name="ce7"/>
          <table:table-cell office:value-type="time" office:time-value="PT7H0M0S" table:style-name="ce7">
            <text:p>07:00</text:p>
          </table:table-cell>
          <table:table-cell table:number-columns-repeated="16380"/>
        </table:table-row>
        <table:table-row table:style-name="ro2">
          <table:table-cell office:value-type="date" office:date-value="2018-12-21T00:00:00" table:style-name="ce5">
            <text:p>Freitag, 2018-12-21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table:number-columns-repeated="16380"/>
        </table:table-row>
        <table:table-row table:style-name="ro2">
          <table:table-cell office:value-type="date" office:date-value="2018-12-22T00:00:00" table:style-name="ce5">
            <text:p>Samstag, 2018-12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3T00:00:00" table:style-name="ce5">
            <text:p>Sonntag, 2018-12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4T00:00:00" table:style-name="ce5">
            <text:p>Montag, 2018-12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5T00:00:00" table:style-name="ce5">
            <text:p>Dienstag, 2018-12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6T00:00:00" table:style-name="ce5">
            <text:p>Mittwoch, 2018-12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7T00:00:00" table:style-name="ce5">
            <text:p>Donnerstag, 2018-12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8T00:00:00" table:style-name="ce5">
            <text:p>Freitag, 2018-12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29T00:00:00" table:style-name="ce5">
            <text:p>Samstag, 2018-12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30T00:00:00" table:style-name="ce5">
            <text:p>Sonntag, 2018-12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12-31T00:00:00" table:style-name="ce5">
            <text:p>Montag, 2018-12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1T00:00:00" table:style-name="ce5">
            <text:p>Dienstag, 2019-01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2T00:00:00" table:style-name="ce5">
            <text:p>Mittwoch, 2019-01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3T00:00:00" table:style-name="ce5">
            <text:p>Donnerstag, 2019-01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4T00:00:00" table:style-name="ce5">
            <text:p>Freitag, 2019-01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5T00:00:00" table:style-name="ce5">
            <text:p>Samstag, 2019-01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6T00:00:00" table:style-name="ce5">
            <text:p>Sonntag, 2019-01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7T00:00:00" table:style-name="ce5">
            <text:p>Montag, 2019-01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8T00:00:00" table:style-name="ce5">
            <text:p>Dienstag, 2019-01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09T00:00:00" table:style-name="ce5">
            <text:p>Mittwoch, 2019-01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0T00:00:00" table:style-name="ce5">
            <text:p>Donnerstag, 2019-01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1T00:00:00" table:style-name="ce5">
            <text:p>Freitag, 2019-01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2T00:00:00" table:style-name="ce5">
            <text:p>Samstag, 2019-01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3T00:00:00" table:style-name="ce5">
            <text:p>Sonntag, 2019-01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4T00:00:00" table:style-name="ce5">
            <text:p>Montag, 2019-01-14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table:number-columns-repeated="16380"/>
        </table:table-row>
        <table:table-row table:style-name="ro2">
          <table:table-cell office:value-type="date" office:date-value="2019-01-15T00:00:00" table:style-name="ce5">
            <text:p>Dienstag, 2019-01-15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table:number-columns-repeated="16380"/>
        </table:table-row>
        <table:table-row table:style-name="ro2">
          <table:table-cell office:value-type="date" office:date-value="2019-01-16T00:00:00" table:style-name="ce5">
            <text:p>Mittwoch, 2019-01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7T00:00:00" table:style-name="ce5">
            <text:p>Donnerstag, 2019-01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18T00:00:00" table:style-name="ce5">
            <text:p>Freitag, 2019-01-18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table:number-columns-repeated="16380"/>
        </table:table-row>
        <table:table-row table:style-name="ro2">
          <table:table-cell office:value-type="date" office:date-value="2019-01-19T00:00:00" table:style-name="ce5">
            <text:p>Samstag, 2019-01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0T00:00:00" table:style-name="ce5">
            <text:p>Sonntag, 2019-01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1T00:00:00" table:style-name="ce5">
            <text:p>Montag, 2019-01-21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table:number-columns-repeated="16380"/>
        </table:table-row>
        <table:table-row table:style-name="ro2">
          <table:table-cell office:value-type="date" office:date-value="2019-01-22T00:00:00" table:style-name="ce5">
            <text:p>Dienstag, 2019-01-22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table:number-columns-repeated="16380"/>
        </table:table-row>
        <table:table-row table:style-name="ro2">
          <table:table-cell office:value-type="date" office:date-value="2019-01-23T00:00:00" table:style-name="ce5">
            <text:p>Mittwoch, 2019-01-23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table:number-columns-repeated="16380"/>
        </table:table-row>
        <table:table-row table:style-name="ro2">
          <table:table-cell office:value-type="date" office:date-value="2019-01-24T00:00:00" table:style-name="ce5">
            <text:p>Donnerstag, 2019-01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5T00:00:00" table:style-name="ce5">
            <text:p>Freitag, 2019-01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6T00:00:00" table:style-name="ce5">
            <text:p>Samstag, 2019-01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7T00:00:00" table:style-name="ce5">
            <text:p>Sonntag, 2019-01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8T00:00:00" table:style-name="ce5">
            <text:p>Montag, 2019-01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29T00:00:00" table:style-name="ce5">
            <text:p>Dienstag, 2019-01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30T00:00:00" table:style-name="ce5">
            <text:p>Mittwoch, 2019-01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1-31T00:00:00" table:style-name="ce5">
            <text:p>Donnerstag, 2019-01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9-02-01T00:00:00" table:style-name="ce5">
            <text:p>Freitag, 2019-02-01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2T00:00:00" table:style-name="ce5">
            <text:p>Samstag, 2019-02-02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3T00:00:00" table:style-name="ce5">
            <text:p>Sonntag, 2019-02-03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4T00:00:00" table:style-name="ce5">
            <text:p>Montag, 2019-02-04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5T00:00:00" table:style-name="ce5">
            <text:p>Dienstag, 2019-02-05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6T00:00:00" table:style-name="ce5">
            <text:p>Mittwoch, 2019-02-0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7T00:00:00" table:style-name="ce5">
            <text:p>Donnerstag, 2019-02-0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9-02-08T00:00:00" table:style-name="ce5">
            <text:p>Freitag, 2019-02-0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1">
          <table:table-cell table:style-name="ce5"/>
          <table:table-cell office:value-type="string" office:string-value="Arton Kastrati" table:formula="of:=[.B2]" table:style-name="ce3">
            <text:p>Arton Kastrati</text:p>
          </table:table-cell>
          <table:table-cell office:value-type="string" office:string-value="Baran Demir" table:formula="of:=[.C2]" table:style-name="ce3">
            <text:p>Baran Demir</text:p>
          </table:table-cell>
          <table:table-cell office:value-type="string" office:string-value="Samuel Gigliotti" table:formula="of:=[.D2]" table:style-name="ce3">
            <text:p>Samuel Gigliotti</text:p>
          </table:table-cell>
          <table:table-cell table:style-name="ce1"/>
          <table:table-cell office:value-type="string" table:style-name="ce8">
            <text:p>Gesamt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umme</text:p>
          </table:table-cell>
          <table:table-cell office:value-type="time" office:time-value="PT182H15M0S" table:formula="of:=SUM([.B4:.B120])" table:style-name="ce10">
            <text:p>182:15</text:p>
          </table:table-cell>
          <table:table-cell office:value-type="time" office:time-value="PT183H0M0S" table:formula="of:=SUM([.C4:.C120])" table:style-name="ce10">
            <text:p>183:00</text:p>
          </table:table-cell>
          <table:table-cell office:value-type="time" office:time-value="PT183H15M0S" table:formula="of:=SUM([.D4:.D120])" table:style-name="ce10">
            <text:p>183:15</text:p>
          </table:table-cell>
          <table:table-cell table:style-name="ce1"/>
          <table:table-cell office:value-type="time" office:time-value="PT548H30M0S" table:formula="of:=SUM([.B122:.D122])" table:style-name="ce11">
            <text:p>548:30</text:p>
          </table:table-cell>
          <table:table-cell table:number-columns-repeated="16378"/>
        </table:table-row>
        <table:table-row table:number-rows-repeated="104845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ime-style style:name="N36" number:truncate-on-overflow="false">
      <number:hours number:style="long"/>
      <number:text>:</number:text>
      <number:minutes number:style="long"/>
    </number:time-style>
    <number:time-style style:name="N37">
      <number:hours number:style="long"/>
      <number:text>:</number:text>
      <number:minutes number:style="long"/>
    </number:time-style>
    <number:date-style style:name="N38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currency-style style:name="N39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126</meta:generator>
    <meta:initial-creator>Kai Mindermann</meta:initial-creator>
    <dc:creator>Samuel</dc:creator>
    <meta:creation-date>2015-10-06T10:15:48Z</meta:creation-date>
    <dc:date>2019-01-23T22:57:54Z</dc:date>
    <meta:editing-cycles>9</meta:editing-cycles>
    <meta:editing-duration>PT0S</meta:editing-duration>
  </office:meta>
</office:document-meta>
</file>